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loext:contextual-spacing="false" fo:line-height="115%" fo:text-align="justify" style:justify-single-word="false"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Heading_20_2">
      <style:paragraph-properties fo:margin-top="0cm" fo:margin-bottom="0.353cm" loext:contextual-spacing="false" fo:line-height="115%" fo:text-align="justify" style:justify-single-word="false" fo:break-before="auto" fo:break-after="auto" style:writing-mode="lr-tb"/>
    </style:style>
    <style:style style:name="P4" style:family="paragraph" style:parent-style-name="Title" style:master-page-name="Standard">
      <style:paragraph-properties fo:margin-top="0cm" fo:margin-bottom="0.353cm" loext:contextual-spacing="false" fo:line-height="115%" fo:text-align="justify" style:justify-single-word="false" style:page-number="auto" fo:break-before="auto" fo:break-after="auto" style:writing-mode="lr-tb"/>
    </style:style>
    <style:style style:name="P5" style:family="paragraph">
      <style:paragraph-properties fo:margin-left="0cm" fo:margin-right="0cm" fo:margin-top="0cm" fo:margin-bottom="0cm" fo:line-height="100%" fo:text-align="start" fo:text-indent="0cm" style:writing-mode="lr-tb"/>
    </style:style>
    <style:style style:name="T1" style:family="text">
      <style:text-properties fo:color="#1155cc" style:text-underline-style="solid" style:text-underline-width="auto" style:text-underline-color="font-color"/>
    </style:style>
    <style:style style:name="T2"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h.fvch3y9hgncp"/>Płynie, płynie czas</text:p>
      <text:p text:style-name="P2">Jestem w tym fandomie już dwa lata, kuce oglądam nieco dłużej. Zarówno w serialu, jak i w fandomie zaobserwowałam szereg zmian i naszło mnie na parę przemyśleń, którymi podzielę się z wami w tym oto artykule. Wiem, że dla niektórych jestem wręcz newfagiem, na meetach pojawiam się rzadko, bo mnie szczególnie nie ciągnie, a i czasu zwykle jakoś brakuje, jednak uważam, że zdążyłam w wystarczającym stopniu pewne gałęzie naszej kuczej rodzinki poznać.</text:p>
      <text:p text:style-name="P1"/>
      <text:h text:style-name="P3" text:outline-level="10"><text:bookmark text:name="h.nb1efnnml14x"/>Jak to się zaczęło</text:h>
      <text:p text:style-name="P1">No cóż, tak jak i wiele innych genialnych rzeczy – z nudów i z ciekawości. Fandom przeżywał swój rozkwit, właśnie emitowano drugi sezon serialu, w Internecie ciężko było nie zetknąć się z MLP:FiM. Pamiętam, że pierwszym obrazkiem, jaki zobaczyłam, była armia kucyków z piłami tarczowymi zamiast rogów. Właśnie wtedy postanowiłam, że muszę obejrzeć to coś. Jakże się rozczarowałam, gdy włączyłam pierwszy odcinek… Gdzie piły i siekiery?! Ale nic, oglądałam dalej i w pewnym momencie nawet mi się spodobało. Nie było to to, czego chciałam, ale też nie to, czego się spodziewałam.</text:p>
      <text:p text:style-name="P1">Poprzednie generacje były dla mnie złe. Pamiętacie z dzieciństwa G1 czy G3? Mała Cahan nie pamięta nic poza paroma scenami. To była najnudniejsza bajka świata i szczerze tych koników nienawidziłam. Dziewczęce, mdłe, z brzydką kreską i gwałcącymi uszy piosenkami. Do tego tańczące kartofle i inne krasnale. Anatgoniści może i mroczni, ale jakieś to takie bez polotu. Ukraść konikom włosy czy inne głupawe cele. Same kuce zostały zaś fatalnie wykreowane, brakowało im jakiejś iskry…</text:p>
      <text:p text:style-name="P1">Stąd się właśnie wzięło moje zdziwienie G4. Moją faworytką szybko została Rainbow Dash, ponieważ bardziej nadawałaby się na postać negatywną niż pozytywną. Leniwa chwalipięta, często bezmyślna i dość agresywna. Cudowne połączenie dla cukierkowego konia. Sama fabuła również straciła sporo ze swej niewinności i naiwności. Kreskówka całkiem dobrze przedstawia relacje międzyludzkie, a problemy są dosyć dojrzałe jak na pozycję dla kilkulatek. Pojawiła się też przemoc. Przyjemna dla oka animacja i fajne piosenki, wyszedł hit, nie ma co.</text:p>
      <text:p text:style-name="P1">Jasne, jest dużo więcej kreskówek, które w pewnym sensie biją taborety na głowę, ale czegoś im brakuje… Fandomu, a raczej tak dobrze rozwiniętego fandomu. Większość bajek z lat 90. i samego początku XXI wieku przy tych kobyłach wypada o niebo lepiej. Ale nie były one przeznaczone dla kilkuletnich różowych dziewczynek. No i nie zainspirowały stada facetów w wieku różnym.</text:p>
      <text:p text:style-name="P1">Owszem, nawet lubię taborety, ale tak samo lubię wiele innych kreskówek. Jednak to fandom jest dla mnie w tym wszystkim w pewnym sensie ważny. Nie wiem czemu, ale fanfiki i fanarty do kucyków stoją na naprawdę wysokim poziomie. Całe to zaplecze rozwinęło się tu w kierunku innym niż homoshipy, jak w fandomach Harry’ego Pottera czy Supernatural. Salcesony były inne, ładne i się w pewien sposób wybiły. </text:p>
      <text:h text:style-name="P3" text:outline-level="10"><text:bookmark text:name="h.mhhv6zvh309u"/><text:soft-page-break/>Serial w czasie</text:h>
      <text:p text:style-name="P1">Moim zdaniem serial jest nierówny jak kolejka górska. Nie chodzi mi tu jednak o sezony, tylko o odcinki same w sobie. Jedne są lepsze, a inne zbyt nudne, głupie i dziecinne. Nie traktuję tej bajki jako nie wiadomo czego i mam gdzieś, czy twórcy dorobią Applejack skrzydła albo róg, ale czasami ten humor dla targetu jest jakiś taki… Tu chyba sztandarowym przykładem jest akcja w piosence Make This Castle a Home. Świnie w zamku i słoma na podłogę?! Abominacja! Do tego kreskówka wielokrotnie sama sobie zaprzecza, a gadżety, oficjalne książki i komiksy nierzadko kłócą się z serialem. To pewna przeszkoda dla twórców fandomowych.</text:p>
      <text:p text:style-name="P1">Jeśli chodzi o sezony, to moim zdaniem odejście Lauren Faust zdecydowanie wyszło kucom na dobre. Może i głupio to zabrzmi, ale Equestria stała się od tej pory nieco mroczniejsza i bardziej szalona. Wystarczy porównać pierwszego dwuodcinkowca do kolejnych. Wypada na ich tle blado, jak i sama Nightmare Moon, która jest sama w sobie kiepskim villainem. Na plus zaliczyć trzeba też większą ilość przemocy, całkiem miłe dla oka sceny walki i zło, które ma nieco więcej finezji.</text:p>
      <text:p text:style-name="P1">Oczywiście, wielu bronych ma bóle plotów o Twilicorna czy Cadance, ponieważ ich fanowskie sny zostały rozwiane. No trudno, takie życie, ja tam się cieszę z takich zabiegów. Kreskówka musiała ewoluować, bo problemy przyjaźni też się kiedyś kończą, tak samo jak i CMC kiedyś odnajdą swoje dupoznaczki. A że poszło w akcję i w elementy komediowe? W coś musiało. Kuce na początku były przyjemną bajką z morałami, wiadomo, że zmiana to tylko kwestia czasu. Powiem więcej, nie podoba mi się, kiedy twórcy próbują tworzyć takie pierwszosezonowe Slice of Life. Widać przy tym, że tematy się wyczerpały i jest gorzej niż na początku, gdzie choć całość waliła po oczach infantylnością, to chociaż istniała w tym jakaś logika.</text:p>
      <text:p text:style-name="P1">Sezon pierwszy uważam za najsłabszy. Miał fajniejsze odcinki – ten z Galą, Art of the Dress i parę innych. Dwuodcinkowiec cienki jak barszcz, ale rozumiem, że chcieli zrobić prezentację postaci. Pierwsze epizody dość nudne. Jednak całokształt dość cienki. Nie czuję żadnego sentymentu do tej części kucyków, było nawet ok, ale tak za spokojnie.</text:p>
      <text:p text:style-name="P1">W dwójce działo się już trochę więcej. Ma ona też dwa wyśmienite dwuodcinkowce i sporo fajnych odcinków. Dobre piosenki, widać również pewien rozwój postaci. Mniej niewinności i więcej mocy. Również kwestie graficzne uległy poprawie. A jeśli ktoś twierdzi, że Królowa Chrysalis jest zbyt straszna dla dzieci, to niech zapozna się z Tirekiem i Grogarem z G1 oraz z większością bajek, które leciały w telewizji 10-15 lat temu. Ja rozumiem, że jestem już innym pokoleniem niż dzisiejszy target, ale czy trochę nie wydelikacamy naszego rodzeństwa/kuzynostwa/własnego przychówku?</text:p>
      <text:p text:style-name="P1">Sezon trzeci jest chyba najmniej lubiany przez fanów. Jak dla mnie był świetny. Krótki, ale świetny. Dobry dwuoodcinkowiec, Twilicorn i sporo fajnych odcinków pomiędzy nimi. Twórcy powoli przestali też udawać, że robią bajkę <office:annotation><dc:date>0000-00-00T00:00:00</dc:date><text:p text:style-name="P5"><text:span text:style-name="T2">tylko</text:span></text:p></office:annotation>czysto dla małych dziewczynek. No i słusznie. Zaczęło to bardziej przypominać kreskówkę dla każdej grupy wiekowej niż animację wyłącznie dla maluchów.</text:p>
      <text:p text:style-name="P1">Czwórka to szkatuła, Rainbow Power, przygody Twalota i dwie epickie walki – Celestia vs. Nightmare Moon i Twilight kontra Tirek. Cały sezon opiera się na szukaniu kluczy do skrzynki, w której siedziały tęcza i zamek. Wzrosła też rola księżniczek, które zaczęły się <text:soft-page-break/>pojawiać częściej. Nawet zaśpiewały wcale ładną piosenkę. Dlatego uważam ten sezon za naprawdę dobry.</text:p>
      <text:p text:style-name="P1">Obecnie emitowany jest sezon piąty. Powitał nas sporą dawką komunizmu, a dalej… Albo słabizna, albo miód i maliny. Jest bardzo nierówny, w czym przypomina trochę sezon trzeci. W sumie ciekawe, co będzie dalej i jak twórcy rozwiną niektóre kwestie.</text:p>
      <text:h text:style-name="P3" text:outline-level="10"><text:bookmark text:name="h.cqewlht80dxp"/>Equestria Girls</text:h>
      <text:p text:style-name="P1">Powstały również Equestriańskie Dziewczyny, dwa filmy o alternatywnym świecie. Trzeci ponoć w drodze. Ja tam MLP: EqG lubię. Nie chciałam czegoś, co będzie drugim Maj Littel Puny, tylko świeżości z akcją i piosenkami. Animacja jest w porządku, pozostałe warunki również spełnia. Fabuła też ujdzie. Całkiem spoko rozrywka, a jeśli ktoś marudzi, że złe Hasbro robi to dla kasy, to powinien dorosnąć i ogarnąć, że kuce same w sobie są dla kasy i <text:s/>dla promowania zabawek. Tak jest ten świat urządzony.</text:p>
      <text:h text:style-name="P3" text:outline-level="10"><text:bookmark text:name="h.bixvf42mljoj"/>Fandom umiera</text:h>
      <text:p text:style-name="P1">Ale czy aby na pewno? Fandom umiera, od kiedy do niego dołączyłam, jeśli nie wcześniej. Ale czemu niby umiera? Bo się zmienia? Nic nie trwa wiecznie w niezmienionej formie. Ludzie przychodzą i odchodzą. Jest pewna stagnacja, co widać w dziale fanfików. Mniejsza ilość, ale przynajmniej idąca w parze z lepszą jakością. Można wręcz stwierdzić, że coś za coś. Zdecydowanie chciałabym większego ruchu, więcej nowych twarzy i więcej komentarzy (w szczególności pod moimi tworami)... Świata nie zmienię? Może i nie, ale spróbuję. Czy to arty, czy fanfiki, to staram się tworzyć i zostawić po sobie komentarz. Dlatego następnym razem, drogi kucofanie, zanim zaczniesz narzekać na innych, to zacznij od zmiany siebie.</text:p>
      <text:p text:style-name="P1">Wiele osób ma już gdzieś kuce i nawet ich nie ogląda. Ja też czuję pod tym względem pewne wypalenie, choć dalej uwielbiam wszelkie przejawy radosnej twórczości. Jednak to, co trzyma tak wielu z nas, to ludzie. Zawarliśmy znajomości, zarówno takie „prawdziwe”, jak i wirtualne. A przy tym czujemy pewien sentyment do kolorowych koni, dzięki którym to się stało. Normalna rzecz w fandomach. Szczerze mówiąc, najlepszym elementem roboty w Equestria Times jest ta szalona banda, z którą przyszło mi pracować.</text:p>
      <text:p text:style-name="P1">Czyli skoro to nas najsilniej trzyma w tym cukierkowym bagnie, to czy praca wspólna nie jest czymś, co warto promować? Tak, trzymać się w swoich grupkach, ale nie zamykać ich. Wykazywać też sporą dozę tolerancji dla nowych. I nie bać się, że nas fandom pogryzie. Integracja, panie i panowie. </text:p>
      <text:h text:style-name="P3" text:outline-level="10"><text:bookmark text:name="h.x4fs326wmykx"/>Co nas czeka</text:h>
      <text:p text:style-name="P1">Śmierć i halucynacje z mrozu i niedożywienia. <text:s/>A poważnie – tego nie wie nikt. Myślę, że jeśli niczego nie zmienimy, to fandom przetrwa, ale w ciągu paru lat stanie się istnym pustkowiem. Jeśli zamiast marudzić, sami coś zrobimy, czy to tworząc, czy oceniając twórczość innych, to stan ten nadejdzie dużo później. Nic nie trwa wiecznie, ale przecież bronies są młodą grupą, więc być może przed nami jeszcze wiele lat wspólnego cieszenia się z kolorowych koni. Może i kiedyś przyjdzie czas powiedzieć „Bywaj”, ale to nie dziś.</text:p>
      <text:p text:style-name="P1"/>
      <text:p text:style-name="P1">Obrazki:</text:p>
      <text:p text:style-name="P1"><text:soft-page-break/><text:a xlink:type="simple" xlink:href="http://kp-shadowsquirrel.deviantart.com/art/Speedpaint-12-Luna-539831639?q=favby%3ACahandariella%2F61164104&amp;qo=7" text:style-name="Internet_20_link" text:visited-style-name="Visited_20_Internet_20_Link">http</text:a><text:a xlink:type="simple" xlink:href="http://kp-shadowsquirrel.deviantart.com/art/Speedpaint-12-Luna-539831639?q=favby%3ACahandariella%2F61164104&amp;qo=7" text:style-name="Internet_20_link" text:visited-style-name="Visited_20_Internet_20_Link">://</text:a><text:a xlink:type="simple" xlink:href="http://kp-shadowsquirrel.deviantart.com/art/Speedpaint-12-Luna-539831639?q=favby%3ACahandariella%2F61164104&amp;qo=7" text:style-name="Internet_20_link" text:visited-style-name="Visited_20_Internet_20_Link">kp</text:a><text:a xlink:type="simple" xlink:href="http://kp-shadowsquirrel.deviantart.com/art/Speedpaint-12-Luna-539831639?q=favby%3ACahandariella%2F61164104&amp;qo=7" text:style-name="Internet_20_link" text:visited-style-name="Visited_20_Internet_20_Link">-</text:a><text:a xlink:type="simple" xlink:href="http://kp-shadowsquirrel.deviantart.com/art/Speedpaint-12-Luna-539831639?q=favby%3ACahandariella%2F61164104&amp;qo=7" text:style-name="Internet_20_link" text:visited-style-name="Visited_20_Internet_20_Link">shadowsquirrel</text:a><text:a xlink:type="simple" xlink:href="http://kp-shadowsquirrel.deviantart.com/art/Speedpaint-12-Luna-539831639?q=favby%3ACahandariella%2F61164104&amp;qo=7" text:style-name="Internet_20_link" text:visited-style-name="Visited_20_Internet_20_Link">.</text:a><text:a xlink:type="simple" xlink:href="http://kp-shadowsquirrel.deviantart.com/art/Speedpaint-12-Luna-539831639?q=favby%3ACahandariella%2F61164104&amp;qo=7" text:style-name="Internet_20_link" text:visited-style-name="Visited_20_Internet_20_Link">deviantart</text:a><text:a xlink:type="simple" xlink:href="http://kp-shadowsquirrel.deviantart.com/art/Speedpaint-12-Luna-539831639?q=favby%3ACahandariella%2F61164104&amp;qo=7" text:style-name="Internet_20_link" text:visited-style-name="Visited_20_Internet_20_Link">.</text:a><text:a xlink:type="simple" xlink:href="http://kp-shadowsquirrel.deviantart.com/art/Speedpaint-12-Luna-539831639?q=favby%3ACahandariella%2F61164104&amp;qo=7" text:style-name="Internet_20_link" text:visited-style-name="Visited_20_Internet_20_Link">com</text:a><text:a xlink:type="simple" xlink:href="http://kp-shadowsquirrel.deviantart.com/art/Speedpaint-12-Luna-539831639?q=favby%3ACahandariella%2F61164104&amp;qo=7" text:style-name="Internet_20_link" text:visited-style-name="Visited_20_Internet_20_Link">/</text:a><text:a xlink:type="simple" xlink:href="http://kp-shadowsquirrel.deviantart.com/art/Speedpaint-12-Luna-539831639?q=favby%3ACahandariella%2F61164104&amp;qo=7" text:style-name="Internet_20_link" text:visited-style-name="Visited_20_Internet_20_Link">art</text:a><text:a xlink:type="simple" xlink:href="http://kp-shadowsquirrel.deviantart.com/art/Speedpaint-12-Luna-539831639?q=favby%3ACahandariella%2F61164104&amp;qo=7" text:style-name="Internet_20_link" text:visited-style-name="Visited_20_Internet_20_Link">/</text:a><text:a xlink:type="simple" xlink:href="http://kp-shadowsquirrel.deviantart.com/art/Speedpaint-12-Luna-539831639?q=favby%3ACahandariella%2F61164104&amp;qo=7" text:style-name="Internet_20_link" text:visited-style-name="Visited_20_Internet_20_Link">Speedpaint</text:a><text:a xlink:type="simple" xlink:href="http://kp-shadowsquirrel.deviantart.com/art/Speedpaint-12-Luna-539831639?q=favby%3ACahandariella%2F61164104&amp;qo=7" text:style-name="Internet_20_link" text:visited-style-name="Visited_20_Internet_20_Link">-12-</text:a><text:a xlink:type="simple" xlink:href="http://kp-shadowsquirrel.deviantart.com/art/Speedpaint-12-Luna-539831639?q=favby%3ACahandariella%2F61164104&amp;qo=7" text:style-name="Internet_20_link" text:visited-style-name="Visited_20_Internet_20_Link">Luna</text:a><text:a xlink:type="simple" xlink:href="http://kp-shadowsquirrel.deviantart.com/art/Speedpaint-12-Luna-539831639?q=favby%3ACahandariella%2F61164104&amp;qo=7" text:style-name="Internet_20_link" text:visited-style-name="Visited_20_Internet_20_Link">-539831639?</text:a><text:a xlink:type="simple" xlink:href="http://kp-shadowsquirrel.deviantart.com/art/Speedpaint-12-Luna-539831639?q=favby%3ACahandariella%2F61164104&amp;qo=7" text:style-name="Internet_20_link" text:visited-style-name="Visited_20_Internet_20_Link">q</text:a><text:a xlink:type="simple" xlink:href="http://kp-shadowsquirrel.deviantart.com/art/Speedpaint-12-Luna-539831639?q=favby%3ACahandariella%2F61164104&amp;qo=7" text:style-name="Internet_20_link" text:visited-style-name="Visited_20_Internet_20_Link">=</text:a><text:a xlink:type="simple" xlink:href="http://kp-shadowsquirrel.deviantart.com/art/Speedpaint-12-Luna-539831639?q=favby%3ACahandariella%2F61164104&amp;qo=7" text:style-name="Internet_20_link" text:visited-style-name="Visited_20_Internet_20_Link">favby</text:a><text:a xlink:type="simple" xlink:href="http://kp-shadowsquirrel.deviantart.com/art/Speedpaint-12-Luna-539831639?q=favby%3ACahandariella%2F61164104&amp;qo=7" text:style-name="Internet_20_link" text:visited-style-name="Visited_20_Internet_20_Link">%3</text:a><text:a xlink:type="simple" xlink:href="http://kp-shadowsquirrel.deviantart.com/art/Speedpaint-12-Luna-539831639?q=favby%3ACahandariella%2F61164104&amp;qo=7" text:style-name="Internet_20_link" text:visited-style-name="Visited_20_Internet_20_Link">ACahandariella</text:a><text:a xlink:type="simple" xlink:href="http://kp-shadowsquirrel.deviantart.com/art/Speedpaint-12-Luna-539831639?q=favby%3ACahandariella%2F61164104&amp;qo=7" text:style-name="Internet_20_link" text:visited-style-name="Visited_20_Internet_20_Link">%2</text:a><text:a xlink:type="simple" xlink:href="http://kp-shadowsquirrel.deviantart.com/art/Speedpaint-12-Luna-539831639?q=favby%3ACahandariella%2F61164104&amp;qo=7" text:style-name="Internet_20_link" text:visited-style-name="Visited_20_Internet_20_Link">F</text:a><text:a xlink:type="simple" xlink:href="http://kp-shadowsquirrel.deviantart.com/art/Speedpaint-12-Luna-539831639?q=favby%3ACahandariella%2F61164104&amp;qo=7" text:style-name="Internet_20_link" text:visited-style-name="Visited_20_Internet_20_Link">61164104&amp;</text:a><text:a xlink:type="simple" xlink:href="http://kp-shadowsquirrel.deviantart.com/art/Speedpaint-12-Luna-539831639?q=favby%3ACahandariella%2F61164104&amp;qo=7" text:style-name="Internet_20_link" text:visited-style-name="Visited_20_Internet_20_Link">qo</text:a><text:a xlink:type="simple" xlink:href="http://kp-shadowsquirrel.deviantart.com/art/Speedpaint-12-Luna-539831639?q=favby%3ACahandariella%2F61164104&amp;qo=7" text:style-name="Internet_20_link" text:visited-style-name="Visited_20_Internet_20_Link">=7</text:a></text:p>
      <text:p text:style-name="P1"><text:a xlink:type="simple" xlink:href="http://kp-shadowsquirrel.deviantart.com/art/Speedpaint-11-Celestia-539554448?q=favby%3ACahandariella%2F61164104&amp;qo=9" text:style-name="Internet_20_link" text:visited-style-name="Visited_20_Internet_20_Link">http</text:a><text:a xlink:type="simple" xlink:href="http://kp-shadowsquirrel.deviantart.com/art/Speedpaint-11-Celestia-539554448?q=favby%3ACahandariella%2F61164104&amp;qo=9" text:style-name="Internet_20_link" text:visited-style-name="Visited_20_Internet_20_Link">://</text:a><text:a xlink:type="simple" xlink:href="http://kp-shadowsquirrel.deviantart.com/art/Speedpaint-11-Celestia-539554448?q=favby%3ACahandariella%2F61164104&amp;qo=9" text:style-name="Internet_20_link" text:visited-style-name="Visited_20_Internet_20_Link">kp</text:a><text:a xlink:type="simple" xlink:href="http://kp-shadowsquirrel.deviantart.com/art/Speedpaint-11-Celestia-539554448?q=favby%3ACahandariella%2F61164104&amp;qo=9" text:style-name="Internet_20_link" text:visited-style-name="Visited_20_Internet_20_Link">-</text:a><text:a xlink:type="simple" xlink:href="http://kp-shadowsquirrel.deviantart.com/art/Speedpaint-11-Celestia-539554448?q=favby%3ACahandariella%2F61164104&amp;qo=9" text:style-name="Internet_20_link" text:visited-style-name="Visited_20_Internet_20_Link">shadowsquirrel</text:a><text:a xlink:type="simple" xlink:href="http://kp-shadowsquirrel.deviantart.com/art/Speedpaint-11-Celestia-539554448?q=favby%3ACahandariella%2F61164104&amp;qo=9" text:style-name="Internet_20_link" text:visited-style-name="Visited_20_Internet_20_Link">.</text:a><text:a xlink:type="simple" xlink:href="http://kp-shadowsquirrel.deviantart.com/art/Speedpaint-11-Celestia-539554448?q=favby%3ACahandariella%2F61164104&amp;qo=9" text:style-name="Internet_20_link" text:visited-style-name="Visited_20_Internet_20_Link">deviantart</text:a><text:a xlink:type="simple" xlink:href="http://kp-shadowsquirrel.deviantart.com/art/Speedpaint-11-Celestia-539554448?q=favby%3ACahandariella%2F61164104&amp;qo=9" text:style-name="Internet_20_link" text:visited-style-name="Visited_20_Internet_20_Link">.</text:a><text:a xlink:type="simple" xlink:href="http://kp-shadowsquirrel.deviantart.com/art/Speedpaint-11-Celestia-539554448?q=favby%3ACahandariella%2F61164104&amp;qo=9" text:style-name="Internet_20_link" text:visited-style-name="Visited_20_Internet_20_Link">com</text:a><text:a xlink:type="simple" xlink:href="http://kp-shadowsquirrel.deviantart.com/art/Speedpaint-11-Celestia-539554448?q=favby%3ACahandariella%2F61164104&amp;qo=9" text:style-name="Internet_20_link" text:visited-style-name="Visited_20_Internet_20_Link">/</text:a><text:a xlink:type="simple" xlink:href="http://kp-shadowsquirrel.deviantart.com/art/Speedpaint-11-Celestia-539554448?q=favby%3ACahandariella%2F61164104&amp;qo=9" text:style-name="Internet_20_link" text:visited-style-name="Visited_20_Internet_20_Link">art</text:a><text:a xlink:type="simple" xlink:href="http://kp-shadowsquirrel.deviantart.com/art/Speedpaint-11-Celestia-539554448?q=favby%3ACahandariella%2F61164104&amp;qo=9" text:style-name="Internet_20_link" text:visited-style-name="Visited_20_Internet_20_Link">/</text:a><text:a xlink:type="simple" xlink:href="http://kp-shadowsquirrel.deviantart.com/art/Speedpaint-11-Celestia-539554448?q=favby%3ACahandariella%2F61164104&amp;qo=9" text:style-name="Internet_20_link" text:visited-style-name="Visited_20_Internet_20_Link">Speedpaint</text:a><text:a xlink:type="simple" xlink:href="http://kp-shadowsquirrel.deviantart.com/art/Speedpaint-11-Celestia-539554448?q=favby%3ACahandariella%2F61164104&amp;qo=9" text:style-name="Internet_20_link" text:visited-style-name="Visited_20_Internet_20_Link">-11-</text:a><text:a xlink:type="simple" xlink:href="http://kp-shadowsquirrel.deviantart.com/art/Speedpaint-11-Celestia-539554448?q=favby%3ACahandariella%2F61164104&amp;qo=9" text:style-name="Internet_20_link" text:visited-style-name="Visited_20_Internet_20_Link">Celestia</text:a><text:a xlink:type="simple" xlink:href="http://kp-shadowsquirrel.deviantart.com/art/Speedpaint-11-Celestia-539554448?q=favby%3ACahandariella%2F61164104&amp;qo=9" text:style-name="Internet_20_link" text:visited-style-name="Visited_20_Internet_20_Link">-539554448?</text:a><text:a xlink:type="simple" xlink:href="http://kp-shadowsquirrel.deviantart.com/art/Speedpaint-11-Celestia-539554448?q=favby%3ACahandariella%2F61164104&amp;qo=9" text:style-name="Internet_20_link" text:visited-style-name="Visited_20_Internet_20_Link">q</text:a><text:a xlink:type="simple" xlink:href="http://kp-shadowsquirrel.deviantart.com/art/Speedpaint-11-Celestia-539554448?q=favby%3ACahandariella%2F61164104&amp;qo=9" text:style-name="Internet_20_link" text:visited-style-name="Visited_20_Internet_20_Link">=</text:a><text:a xlink:type="simple" xlink:href="http://kp-shadowsquirrel.deviantart.com/art/Speedpaint-11-Celestia-539554448?q=favby%3ACahandariella%2F61164104&amp;qo=9" text:style-name="Internet_20_link" text:visited-style-name="Visited_20_Internet_20_Link">favby</text:a><text:a xlink:type="simple" xlink:href="http://kp-shadowsquirrel.deviantart.com/art/Speedpaint-11-Celestia-539554448?q=favby%3ACahandariella%2F61164104&amp;qo=9" text:style-name="Internet_20_link" text:visited-style-name="Visited_20_Internet_20_Link">%3</text:a><text:a xlink:type="simple" xlink:href="http://kp-shadowsquirrel.deviantart.com/art/Speedpaint-11-Celestia-539554448?q=favby%3ACahandariella%2F61164104&amp;qo=9" text:style-name="Internet_20_link" text:visited-style-name="Visited_20_Internet_20_Link">ACahandariella</text:a><text:a xlink:type="simple" xlink:href="http://kp-shadowsquirrel.deviantart.com/art/Speedpaint-11-Celestia-539554448?q=favby%3ACahandariella%2F61164104&amp;qo=9" text:style-name="Internet_20_link" text:visited-style-name="Visited_20_Internet_20_Link">%2</text:a><text:a xlink:type="simple" xlink:href="http://kp-shadowsquirrel.deviantart.com/art/Speedpaint-11-Celestia-539554448?q=favby%3ACahandariella%2F61164104&amp;qo=9" text:style-name="Internet_20_link" text:visited-style-name="Visited_20_Internet_20_Link">F</text:a><text:a xlink:type="simple" xlink:href="http://kp-shadowsquirrel.deviantart.com/art/Speedpaint-11-Celestia-539554448?q=favby%3ACahandariella%2F61164104&amp;qo=9" text:style-name="Internet_20_link" text:visited-style-name="Visited_20_Internet_20_Link">61164104&amp;</text:a><text:a xlink:type="simple" xlink:href="http://kp-shadowsquirrel.deviantart.com/art/Speedpaint-11-Celestia-539554448?q=favby%3ACahandariella%2F61164104&amp;qo=9" text:style-name="Internet_20_link" text:visited-style-name="Visited_20_Internet_20_Link">qo</text:a><text:a xlink:type="simple" xlink:href="http://kp-shadowsquirrel.deviantart.com/art/Speedpaint-11-Celestia-539554448?q=favby%3ACahandariella%2F61164104&amp;qo=9" text:style-name="Internet_20_link" text:visited-style-name="Visited_20_Internet_20_Link">=9</text:a></text:p>
      <text:p text:style-name="P1"><text:a xlink:type="simple" xlink:href="http://yakovlev-vad.deviantart.com/art/Royal-fun-538537752?q=favby%3ACahandariella%2F61164104&amp;qo=18" text:style-name="Internet_20_link" text:visited-style-name="Visited_20_Internet_20_Link">http</text:a><text:a xlink:type="simple" xlink:href="http://yakovlev-vad.deviantart.com/art/Royal-fun-538537752?q=favby%3ACahandariella%2F61164104&amp;qo=18" text:style-name="Internet_20_link" text:visited-style-name="Visited_20_Internet_20_Link">://</text:a><text:a xlink:type="simple" xlink:href="http://yakovlev-vad.deviantart.com/art/Royal-fun-538537752?q=favby%3ACahandariella%2F61164104&amp;qo=18" text:style-name="Internet_20_link" text:visited-style-name="Visited_20_Internet_20_Link">yakovlev</text:a><text:a xlink:type="simple" xlink:href="http://yakovlev-vad.deviantart.com/art/Royal-fun-538537752?q=favby%3ACahandariella%2F61164104&amp;qo=18" text:style-name="Internet_20_link" text:visited-style-name="Visited_20_Internet_20_Link">-</text:a><text:a xlink:type="simple" xlink:href="http://yakovlev-vad.deviantart.com/art/Royal-fun-538537752?q=favby%3ACahandariella%2F61164104&amp;qo=18" text:style-name="Internet_20_link" text:visited-style-name="Visited_20_Internet_20_Link">vad</text:a><text:a xlink:type="simple" xlink:href="http://yakovlev-vad.deviantart.com/art/Royal-fun-538537752?q=favby%3ACahandariella%2F61164104&amp;qo=18" text:style-name="Internet_20_link" text:visited-style-name="Visited_20_Internet_20_Link">.</text:a><text:a xlink:type="simple" xlink:href="http://yakovlev-vad.deviantart.com/art/Royal-fun-538537752?q=favby%3ACahandariella%2F61164104&amp;qo=18" text:style-name="Internet_20_link" text:visited-style-name="Visited_20_Internet_20_Link">deviantart</text:a><text:a xlink:type="simple" xlink:href="http://yakovlev-vad.deviantart.com/art/Royal-fun-538537752?q=favby%3ACahandariella%2F61164104&amp;qo=18" text:style-name="Internet_20_link" text:visited-style-name="Visited_20_Internet_20_Link">.</text:a><text:a xlink:type="simple" xlink:href="http://yakovlev-vad.deviantart.com/art/Royal-fun-538537752?q=favby%3ACahandariella%2F61164104&amp;qo=18" text:style-name="Internet_20_link" text:visited-style-name="Visited_20_Internet_20_Link">com</text:a><text:a xlink:type="simple" xlink:href="http://yakovlev-vad.deviantart.com/art/Royal-fun-538537752?q=favby%3ACahandariella%2F61164104&amp;qo=18" text:style-name="Internet_20_link" text:visited-style-name="Visited_20_Internet_20_Link">/</text:a><text:a xlink:type="simple" xlink:href="http://yakovlev-vad.deviantart.com/art/Royal-fun-538537752?q=favby%3ACahandariella%2F61164104&amp;qo=18" text:style-name="Internet_20_link" text:visited-style-name="Visited_20_Internet_20_Link">art</text:a><text:a xlink:type="simple" xlink:href="http://yakovlev-vad.deviantart.com/art/Royal-fun-538537752?q=favby%3ACahandariella%2F61164104&amp;qo=18" text:style-name="Internet_20_link" text:visited-style-name="Visited_20_Internet_20_Link">/</text:a><text:a xlink:type="simple" xlink:href="http://yakovlev-vad.deviantart.com/art/Royal-fun-538537752?q=favby%3ACahandariella%2F61164104&amp;qo=18" text:style-name="Internet_20_link" text:visited-style-name="Visited_20_Internet_20_Link">Royal</text:a><text:a xlink:type="simple" xlink:href="http://yakovlev-vad.deviantart.com/art/Royal-fun-538537752?q=favby%3ACahandariella%2F61164104&amp;qo=18" text:style-name="Internet_20_link" text:visited-style-name="Visited_20_Internet_20_Link">-</text:a><text:a xlink:type="simple" xlink:href="http://yakovlev-vad.deviantart.com/art/Royal-fun-538537752?q=favby%3ACahandariella%2F61164104&amp;qo=18" text:style-name="Internet_20_link" text:visited-style-name="Visited_20_Internet_20_Link">fun</text:a><text:a xlink:type="simple" xlink:href="http://yakovlev-vad.deviantart.com/art/Royal-fun-538537752?q=favby%3ACahandariella%2F61164104&amp;qo=18" text:style-name="Internet_20_link" text:visited-style-name="Visited_20_Internet_20_Link">-538537752?</text:a><text:a xlink:type="simple" xlink:href="http://yakovlev-vad.deviantart.com/art/Royal-fun-538537752?q=favby%3ACahandariella%2F61164104&amp;qo=18" text:style-name="Internet_20_link" text:visited-style-name="Visited_20_Internet_20_Link">q</text:a><text:a xlink:type="simple" xlink:href="http://yakovlev-vad.deviantart.com/art/Royal-fun-538537752?q=favby%3ACahandariella%2F61164104&amp;qo=18" text:style-name="Internet_20_link" text:visited-style-name="Visited_20_Internet_20_Link">=</text:a><text:a xlink:type="simple" xlink:href="http://yakovlev-vad.deviantart.com/art/Royal-fun-538537752?q=favby%3ACahandariella%2F61164104&amp;qo=18" text:style-name="Internet_20_link" text:visited-style-name="Visited_20_Internet_20_Link">favby</text:a><text:a xlink:type="simple" xlink:href="http://yakovlev-vad.deviantart.com/art/Royal-fun-538537752?q=favby%3ACahandariella%2F61164104&amp;qo=18" text:style-name="Internet_20_link" text:visited-style-name="Visited_20_Internet_20_Link">%3</text:a><text:a xlink:type="simple" xlink:href="http://yakovlev-vad.deviantart.com/art/Royal-fun-538537752?q=favby%3ACahandariella%2F61164104&amp;qo=18" text:style-name="Internet_20_link" text:visited-style-name="Visited_20_Internet_20_Link">ACahandariella</text:a><text:a xlink:type="simple" xlink:href="http://yakovlev-vad.deviantart.com/art/Royal-fun-538537752?q=favby%3ACahandariella%2F61164104&amp;qo=18" text:style-name="Internet_20_link" text:visited-style-name="Visited_20_Internet_20_Link">%2</text:a><text:a xlink:type="simple" xlink:href="http://yakovlev-vad.deviantart.com/art/Royal-fun-538537752?q=favby%3ACahandariella%2F61164104&amp;qo=18" text:style-name="Internet_20_link" text:visited-style-name="Visited_20_Internet_20_Link">F</text:a><text:a xlink:type="simple" xlink:href="http://yakovlev-vad.deviantart.com/art/Royal-fun-538537752?q=favby%3ACahandariella%2F61164104&amp;qo=18" text:style-name="Internet_20_link" text:visited-style-name="Visited_20_Internet_20_Link">61164104&amp;</text:a><text:a xlink:type="simple" xlink:href="http://yakovlev-vad.deviantart.com/art/Royal-fun-538537752?q=favby%3ACahandariella%2F61164104&amp;qo=18" text:style-name="Internet_20_link" text:visited-style-name="Visited_20_Internet_20_Link">qo</text:a><text:a xlink:type="simple" xlink:href="http://yakovlev-vad.deviantart.com/art/Royal-fun-538537752?q=favby%3ACahandariella%2F61164104&amp;qo=18" text:style-name="Internet_20_link" text:visited-style-name="Visited_20_Internet_20_Link">=18</text:a></text:p>
      <text:p text:style-name="P1"><text:a xlink:type="simple" xlink:href="http://kp-shadowsquirrel.deviantart.com/art/Speedpaint-07-Spike-538731412?q=favby%3ACahandariella%2F61164104&amp;qo=16" text:style-name="Internet_20_link" text:visited-style-name="Visited_20_Internet_20_Link">http</text:a><text:a xlink:type="simple" xlink:href="http://kp-shadowsquirrel.deviantart.com/art/Speedpaint-07-Spike-538731412?q=favby%3ACahandariella%2F61164104&amp;qo=16" text:style-name="Internet_20_link" text:visited-style-name="Visited_20_Internet_20_Link">://</text:a><text:a xlink:type="simple" xlink:href="http://kp-shadowsquirrel.deviantart.com/art/Speedpaint-07-Spike-538731412?q=favby%3ACahandariella%2F61164104&amp;qo=16" text:style-name="Internet_20_link" text:visited-style-name="Visited_20_Internet_20_Link">kp</text:a><text:a xlink:type="simple" xlink:href="http://kp-shadowsquirrel.deviantart.com/art/Speedpaint-07-Spike-538731412?q=favby%3ACahandariella%2F61164104&amp;qo=16" text:style-name="Internet_20_link" text:visited-style-name="Visited_20_Internet_20_Link">-</text:a><text:a xlink:type="simple" xlink:href="http://kp-shadowsquirrel.deviantart.com/art/Speedpaint-07-Spike-538731412?q=favby%3ACahandariella%2F61164104&amp;qo=16" text:style-name="Internet_20_link" text:visited-style-name="Visited_20_Internet_20_Link">shadowsquirrel</text:a><text:a xlink:type="simple" xlink:href="http://kp-shadowsquirrel.deviantart.com/art/Speedpaint-07-Spike-538731412?q=favby%3ACahandariella%2F61164104&amp;qo=16" text:style-name="Internet_20_link" text:visited-style-name="Visited_20_Internet_20_Link">.</text:a><text:a xlink:type="simple" xlink:href="http://kp-shadowsquirrel.deviantart.com/art/Speedpaint-07-Spike-538731412?q=favby%3ACahandariella%2F61164104&amp;qo=16" text:style-name="Internet_20_link" text:visited-style-name="Visited_20_Internet_20_Link">deviantart</text:a><text:a xlink:type="simple" xlink:href="http://kp-shadowsquirrel.deviantart.com/art/Speedpaint-07-Spike-538731412?q=favby%3ACahandariella%2F61164104&amp;qo=16" text:style-name="Internet_20_link" text:visited-style-name="Visited_20_Internet_20_Link">.</text:a><text:a xlink:type="simple" xlink:href="http://kp-shadowsquirrel.deviantart.com/art/Speedpaint-07-Spike-538731412?q=favby%3ACahandariella%2F61164104&amp;qo=16" text:style-name="Internet_20_link" text:visited-style-name="Visited_20_Internet_20_Link">com</text:a><text:a xlink:type="simple" xlink:href="http://kp-shadowsquirrel.deviantart.com/art/Speedpaint-07-Spike-538731412?q=favby%3ACahandariella%2F61164104&amp;qo=16" text:style-name="Internet_20_link" text:visited-style-name="Visited_20_Internet_20_Link">/</text:a><text:a xlink:type="simple" xlink:href="http://kp-shadowsquirrel.deviantart.com/art/Speedpaint-07-Spike-538731412?q=favby%3ACahandariella%2F61164104&amp;qo=16" text:style-name="Internet_20_link" text:visited-style-name="Visited_20_Internet_20_Link">art</text:a><text:a xlink:type="simple" xlink:href="http://kp-shadowsquirrel.deviantart.com/art/Speedpaint-07-Spike-538731412?q=favby%3ACahandariella%2F61164104&amp;qo=16" text:style-name="Internet_20_link" text:visited-style-name="Visited_20_Internet_20_Link">/</text:a><text:a xlink:type="simple" xlink:href="http://kp-shadowsquirrel.deviantart.com/art/Speedpaint-07-Spike-538731412?q=favby%3ACahandariella%2F61164104&amp;qo=16" text:style-name="Internet_20_link" text:visited-style-name="Visited_20_Internet_20_Link">Speedpaint</text:a><text:a xlink:type="simple" xlink:href="http://kp-shadowsquirrel.deviantart.com/art/Speedpaint-07-Spike-538731412?q=favby%3ACahandariella%2F61164104&amp;qo=16" text:style-name="Internet_20_link" text:visited-style-name="Visited_20_Internet_20_Link">-07-</text:a><text:a xlink:type="simple" xlink:href="http://kp-shadowsquirrel.deviantart.com/art/Speedpaint-07-Spike-538731412?q=favby%3ACahandariella%2F61164104&amp;qo=16" text:style-name="Internet_20_link" text:visited-style-name="Visited_20_Internet_20_Link">Spike</text:a><text:a xlink:type="simple" xlink:href="http://kp-shadowsquirrel.deviantart.com/art/Speedpaint-07-Spike-538731412?q=favby%3ACahandariella%2F61164104&amp;qo=16" text:style-name="Internet_20_link" text:visited-style-name="Visited_20_Internet_20_Link">-538731412?</text:a><text:a xlink:type="simple" xlink:href="http://kp-shadowsquirrel.deviantart.com/art/Speedpaint-07-Spike-538731412?q=favby%3ACahandariella%2F61164104&amp;qo=16" text:style-name="Internet_20_link" text:visited-style-name="Visited_20_Internet_20_Link">q</text:a><text:a xlink:type="simple" xlink:href="http://kp-shadowsquirrel.deviantart.com/art/Speedpaint-07-Spike-538731412?q=favby%3ACahandariella%2F61164104&amp;qo=16" text:style-name="Internet_20_link" text:visited-style-name="Visited_20_Internet_20_Link">=</text:a><text:a xlink:type="simple" xlink:href="http://kp-shadowsquirrel.deviantart.com/art/Speedpaint-07-Spike-538731412?q=favby%3ACahandariella%2F61164104&amp;qo=16" text:style-name="Internet_20_link" text:visited-style-name="Visited_20_Internet_20_Link">favby</text:a><text:a xlink:type="simple" xlink:href="http://kp-shadowsquirrel.deviantart.com/art/Speedpaint-07-Spike-538731412?q=favby%3ACahandariella%2F61164104&amp;qo=16" text:style-name="Internet_20_link" text:visited-style-name="Visited_20_Internet_20_Link">%3</text:a><text:a xlink:type="simple" xlink:href="http://kp-shadowsquirrel.deviantart.com/art/Speedpaint-07-Spike-538731412?q=favby%3ACahandariella%2F61164104&amp;qo=16" text:style-name="Internet_20_link" text:visited-style-name="Visited_20_Internet_20_Link">ACahandariella</text:a><text:a xlink:type="simple" xlink:href="http://kp-shadowsquirrel.deviantart.com/art/Speedpaint-07-Spike-538731412?q=favby%3ACahandariella%2F61164104&amp;qo=16" text:style-name="Internet_20_link" text:visited-style-name="Visited_20_Internet_20_Link">%2</text:a><text:a xlink:type="simple" xlink:href="http://kp-shadowsquirrel.deviantart.com/art/Speedpaint-07-Spike-538731412?q=favby%3ACahandariella%2F61164104&amp;qo=16" text:style-name="Internet_20_link" text:visited-style-name="Visited_20_Internet_20_Link">F</text:a><text:a xlink:type="simple" xlink:href="http://kp-shadowsquirrel.deviantart.com/art/Speedpaint-07-Spike-538731412?q=favby%3ACahandariella%2F61164104&amp;qo=16" text:style-name="Internet_20_link" text:visited-style-name="Visited_20_Internet_20_Link">61164104&amp;</text:a><text:a xlink:type="simple" xlink:href="http://kp-shadowsquirrel.deviantart.com/art/Speedpaint-07-Spike-538731412?q=favby%3ACahandariella%2F61164104&amp;qo=16" text:style-name="Internet_20_link" text:visited-style-name="Visited_20_Internet_20_Link">qo</text:a><text:a xlink:type="simple" xlink:href="http://kp-shadowsquirrel.deviantart.com/art/Speedpaint-07-Spike-538731412?q=favby%3ACahandariella%2F61164104&amp;qo=16" text:style-name="Internet_20_link" text:visited-style-name="Visited_20_Internet_20_Link">=16</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meta:initial-creator/>
    <meta:editing-cycles>2</meta:editing-cycles>
    <dc:date>2015-07-15T21:02:17.679000000</dc:date>
    <meta:editing-duration>PT41M30S</meta:editing-duration>
    <meta:document-statistic meta:table-count="0" meta:image-count="0" meta:object-count="0" meta:page-count="4" meta:paragraph-count="30" meta:word-count="1440" meta:character-count="9611" meta:non-whitespace-character-count="8193"/>
  </office:meta>
</office:document-meta>
</file>